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language="en" fo:country="GB"/>
    </style:style>
    <style:style style:name="P3" style:family="paragraph" style:parent-style-name="Standard">
      <style:text-properties style:font-name="Arial1" fo:language="en" fo:country="GB" fo:font-weight="bold" style:font-weight-asian="bold"/>
    </style:style>
    <style:style style:name="P4"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font-name="Arial1" fo:language="en" fo:country="GB"/>
    </style:style>
    <style:style style:name="T3" style:family="text">
      <style:text-properties style:font-name="Arial1" fo:language="en" fo:country="GB" fo:font-weight="bold" style:font-weight-asian="bold" style:font-weight-complex="bold"/>
    </style:style>
    <style:style style:name="T4" style:family="text">
      <style:text-properties style:text-position="super 67%" style:font-name="Arial1" fo:language="en" fo:country="GB"/>
    </style:style>
    <style:style style:name="T5" style:family="text">
      <style:text-properties style:font-name="Courier New"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patio-temporal modelling in infectious disease epidemiology using the R package "<text:span text:style-name="Absatz-Standardschriftart"><text:span text:style-name="T1">surveillance"</text:span></text:span></text:h>
      <text:p text:style-name="P3"/>
      <text:p text:style-name="Standard"><text:span text:style-name="Absatz-Standardschriftart"><text:span text:style-name="T2">Sebastian Meyer</text:span></text:span><text:span text:style-name="Absatz-Standardschriftart"><text:span text:style-name="T4">1</text:span></text:span><text:span text:style-name="Absatz-Standardschriftart"><text:span text:style-name="T2">, Michaela Paul</text:span></text:span><text:span text:style-name="Absatz-Standardschriftart"><text:span text:style-name="T4">1</text:span></text:span><text:span text:style-name="Absatz-Standardschriftart"><text:span text:style-name="T2">, Leonhard Held</text:span></text:span><text:span text:style-name="Absatz-Standardschriftart"><text:span text:style-name="T4">1</text:span></text:span><text:span text:style-name="Absatz-Standardschriftart"><text:span text:style-name="T2">, Michael Höhle</text:span></text:span><text:span text:style-name="Absatz-Standardschriftart"><text:span text:style-name="T4">2</text:span></text:span></text:p>
      <text:p text:style-name="P2"/>
      <text:p text:style-name="Standard"><text:span text:style-name="Absatz-Standardschriftart"><text:span text:style-name="T4">1 </text:span></text:span><text:span text:style-name="Absatz-Standardschriftart"><text:span text:style-name="T2">Institute of</text:span></text:span><text:span text:style-name="Absatz-Standardschriftart"><text:span text:style-name="T2"> Social and Preventive Medicine, University of Zurich, Switzerland</text:span></text:span></text:p>
      <text:p text:style-name="Standard"><text:span text:style-name="Absatz-Standardschriftart"><text:span text:style-name="T4">2 </text:span></text:span><text:span text:style-name="Absatz-Standardschriftart"><text:span text:style-name="T2">Department of Mathematics, University of Stockholm, Sweden</text:span></text:span></text:p>
      <text:p text:style-name="P2"/>
      <text:h text:style-name="Heading_20_3" text:outline-level="3">Abstract:</text:h>
      <text:p text:style-name="P2"/>
      <text:p text:style-name="Standard"><text:span text:style-name="Absatz-Standardschriftart"><text:span text:style-name="T2">The availability of geocoded health data and the inherent temporal structure of communicable diseases have led to the development of a whole range of statistical models for the spatio-temporal analysis of infectious diseases. Aim is to describe and analyse such data, typically collected as part of routine public health surveillance systems, in order to better understand disease dynamics and the relationship with risk factors and interventions. The present work focuses on functionality of the open source R package </text:span></text:span><text:span text:style-name="Absatz-Standardschriftart"><text:span text:style-name="T3">surveillance</text:span></text:span><text:span text:style-name="Absatz-Standardschriftart"><text:span text:style-name="T2"> available from CRAN to accomplish this task.</text:span></text:span></text:p>
      <text:p text:style-name="P1"/>
      <text:p text:style-name="Standard"><text:span text:style-name="Absatz-Standardschriftart"><text:span text:style-name="T2">We distinguish data by its available resolution in space and time. In its most natural form, event data are available continuous in space within the selected observation region and continuous in time. However, in some applications, the set of locations where events can occur is discrete, e.g., for epidemics among households or farm animals. The S3 classes “</text:span></text:span><text:span text:style-name="Absatz-Standardschriftart"><text:span text:style-name="T5">epidataCS</text:span></text:span><text:span text:style-name="Absatz-Standardschriftart"><text:span text:style-name="T2">“ (continuous space) and “</text:span></text:span><text:span text:style-name="Absatz-Standardschriftart"><text:span text:style-name="T5">epidata</text:span></text:span><text:span text:style-name="Absatz-Standardschriftart"><text:span text:style-name="T2">“ (discrete space) represent such point process event data, possibly with the specification of additional external covariates which may vary in space and/or time. Variations of Hawkes self-exciting point-process consisting of endemic and epidemic components parametrized by covariates are used for spatio-temporal epidemic modelling. Maximum likelihood estimation for these models is implemented in functions </text:span></text:span><text:span text:style-name="Absatz-Standardschriftart"><text:span text:style-name="T5">twinstim</text:span></text:span><text:span text:style-name="Absatz-Standardschriftart"><text:span text:style-name="T2"> and </text:span></text:span><text:span text:style-name="Absatz-Standardschriftart"><text:span text:style-name="T5">twinSIR</text:span></text:span><text:span text:style-name="Absatz-Standardschriftart"><text:span text:style-name="T2">. Finally, if data are available in temporal and geographical aggregated form, i.e., as a multivariate time series of counts, the S4 class “</text:span></text:span><text:span text:style-name="Absatz-Standardschriftart"><text:span text:style-name="T5">sts</text:span></text:span><text:span text:style-name="Absatz-Standardschriftart"><text:span text:style-name="T2">“ can be used to represent data and the function </text:span></text:span><text:span text:style-name="Absatz-Standardschriftart"><text:span text:style-name="T5">hhh4</text:span></text:span><text:span text:style-name="Absatz-Standardschriftart"><text:span text:style-name="T2"> allows for similar endemic-epidemic time-series modelling as above. In the latter case, spatial correlation in the time series can also be covered by additional random effects in a conditional autoregressive formulation.</text:span></text:span></text:p>
      <text:p text:style-name="P2"/>
      <text:p text:style-name="Standard"><text:span text:style-name="Absatz-Standardschriftart"><text:span text:style-name="T2">The implemented methods are illustrated using surveillance data on invasive meningococcal disease in Germany 2002-2008, the Hagelloch 1861 measles outbreak, and influenza in southern Germany 2001-2008. Altogether, the </text:span></text:span><text:span text:style-name="Absatz-Standardschriftart"><text:span text:style-name="T3">surveillance</text:span></text:span><text:span text:style-name="Absatz-Standardschriftart"><text:span text:style-name="T2"> package contains a comprehensive set of tools for spatio-temporal analyses of epidemic phenomena.</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Kommentartext" style:family="paragraph" style:parent-style-name="Standard">
      <style:paragraph-properties fo:hyphenation-ladder-count="no-limit"/>
      <style:text-properties fo:font-size="10pt" style:font-size-asian="10pt" style:font-size-complex="10pt" fo:hyphenate="false"/>
    </style:style>
    <style:style style:name="Sprechblasentext" style:family="paragraph" style:parent-style-name="Standard">
      <style:paragraph-properties fo:hyphenation-ladder-count="no-limit"/>
      <style:text-properties style:font-name="Tahoma" fo:font-size="8pt" style:font-size-asian="8pt" style:font-size-complex="8pt" fo:hyphenate="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bsatz-Standardschriftart" style:family="text"/>
    <style:style style:name="Kommentartext_20_Zchn" style:display-name="Kommentartext Zchn" style:family="text" style:parent-style-name="Absatz-Standardschriftart">
      <style:text-properties fo:font-size="10pt"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Tahoma" fo:font-size="8pt" style:font-size-asian="8pt" style:font-size-complex="8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creator>Sebastian Meyer</dc:creator>
    <meta:creation-date>2009-04-16T11:32:00Z</meta:creation-date>
    <dc:date>2013-03-01T22:37:41</dc:date>
    <meta:editing-cycles>5</meta:editing-cycles>
    <meta:editing-duration>PT44S</meta:editing-duration>
    <meta:document-statistic meta:table-count="0" meta:image-count="0" meta:object-count="0" meta:page-count="1" meta:paragraph-count="8" meta:word-count="349" meta:character-count="2459" meta:non-whitespace-character-count="2118"/>
    <meta:user-defined meta:name="Info 1"/>
    <meta:user-defined meta:name="Info 2"/>
    <meta:user-defined meta:name="Info 3"/>
    <meta:user-defined meta:name="Info 4"/>
    <meta:template xlink:type="simple" xlink:actuate="onRequest" xlink:title="" xlink:href="Normal.dotm"/>
  </office:meta>
</office:document-meta>
</file>